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3"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office:value-type="float" office:value="326" calcext:value-type="float">
            <text:p>326</text:p>
          </table:table-cell>
          <table:table-cell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39" calcext:value-type="float">
            <text:p>339</text:p>
          </table:table-cell>
          <table:table-cell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3"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309" calcext:value-type="float">
            <text:p>309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" calcext:value-type="float">
            <text:p>2.4140106060724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table:style-name="Default" table:number-columns-repeated="2"/>
          <table:table-cell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5" calcext:value-type="float">
            <text:p>24.9875776397515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table:style-name="Default" office:value-type="float" office:value="311" calcext:value-type="float">
            <text:p>311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table:style-name="Default" office:value-type="float" office:value="304" calcext:value-type="float">
            <text:p>304</text:p>
          </table:table-cell>
          <table:table-cell table:style-name="Default"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table:style-name="Default" office:value-type="float" office:value="307" calcext:value-type="float">
            <text:p>307</text:p>
          </table:table-cell>
          <table:table-cell table:style-name="Default"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6" calcext:value-type="float">
            <text:p>2.66210530454956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3" calcext:value-type="float">
            <text:p>0.0404939663050053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table:style-name="Default" office:value-type="float" office:value="370" calcext:value-type="float">
            <text:p>370</text:p>
          </table:table-cell>
          <table:table-cell table:style-name="Default"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245])" office:value-type="float" office:value="0.0000285360947185518" calcext:value-type="float">
            <text:p>2.85360947185518E-05</text:p>
          </table:table-cell>
          <table:table-cell table:formula="of:=AVERAGE([.N2:.N245])" office:value-type="float" office:value="0.0000459242786743542" calcext:value-type="float">
            <text:p>4.59242786743542E-05</text:p>
          </table:table-cell>
          <table:table-cell table:number-columns-repeated="5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 style:data-style-name="N2" text:time-value="15:13:26.05637401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1-23T15:18:35.154285990</dc:date>
    <meta:editing-duration>P1DT2H12M41S</meta:editing-duration>
    <meta:editing-cycles>162</meta:editing-cycles>
    <meta:generator>LibreOffice/7.3.0.2$Linux_X86_64 LibreOffice_project/30$Build-2</meta:generator>
    <meta:document-statistic meta:table-count="1" meta:cell-count="4006" meta:object-count="0"/>
  </office:meta>
</office:document-meta>
</file>